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7.145cm" fo:margin-left="0cm"/>
    </style:style>
    <style:style style:name="Column3" style:family="table-column">
      <style:table-column-properties style:column-width="1.984cm"/>
    </style:style>
    <style:style style:name="Column4" style:family="table-column">
      <style:table-column-properties style:column-width="15.161cm"/>
    </style:style>
    <style:style style:name="Row4" style:family="table-row"/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cccccc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fo:background-color="#cccccc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cccccc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0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7.145cm" fo:margin-left="0cm"/>
    </style:style>
    <style:style style:name="Column6" style:family="table-column">
      <style:table-column-properties style:column-width="1.984cm"/>
    </style:style>
    <style:style style:name="Column7" style:family="table-column">
      <style:table-column-properties style:column-width="15.161cm"/>
    </style:style>
    <style:style style:name="Row12" style:family="table-row"/>
    <style:style style:name="Cell1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fo:background-color="#cccccc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fo:background-color="#cccccc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fo:background-color="#cccccc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2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break-before="auto" fo:line-height="100%" style:writing-mode="lr-tb"/>
    </style:style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9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18" style:family="table-row"/>
    <style:style style:name="Cell2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6.51cm" fo:margin-left="0cm"/>
    </style:style>
    <style:style style:name="Column9" style:family="table-column">
      <style:table-column-properties style:column-width="3.916cm"/>
    </style:style>
    <style:style style:name="Column10" style:family="table-column">
      <style:table-column-properties style:column-width="3.916cm"/>
    </style:style>
    <style:style style:name="Column11" style:family="table-column">
      <style:table-column-properties style:column-width="2.646cm"/>
    </style:style>
    <style:style style:name="Column12" style:family="table-column">
      <style:table-column-properties style:column-width="2.91cm"/>
    </style:style>
    <style:style style:name="Column13" style:family="table-column">
      <style:table-column-properties style:column-width="3.122cm"/>
    </style:style>
    <style:style style:name="Row20" style:family="table-row"/>
    <style:style style:name="Cell2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3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6.484cm" fo:margin-left="0cm"/>
    </style:style>
    <style:style style:name="Column14" style:family="table-column">
      <style:table-column-properties style:column-width="4.048cm"/>
    </style:style>
    <style:style style:name="Column15" style:family="table-column">
      <style:table-column-properties style:column-width="3.889cm"/>
    </style:style>
    <style:style style:name="Column16" style:family="table-column">
      <style:table-column-properties style:column-width="2.646cm"/>
    </style:style>
    <style:style style:name="Column17" style:family="table-column">
      <style:table-column-properties style:column-width="2.99cm"/>
    </style:style>
    <style:style style:name="Column18" style:family="table-column">
      <style:table-column-properties style:column-width="2.91cm"/>
    </style:style>
    <style:style style:name="Row24" style:family="table-row"/>
    <style:style style:name="Cell4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2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5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6.51cm" fo:margin-left="0cm"/>
    </style:style>
    <style:style style:name="Column19" style:family="table-column">
      <style:table-column-properties style:column-width="3.916cm"/>
    </style:style>
    <style:style style:name="Column20" style:family="table-column">
      <style:table-column-properties style:column-width="3.916cm"/>
    </style:style>
    <style:style style:name="Column21" style:family="table-column">
      <style:table-column-properties style:column-width="2.646cm"/>
    </style:style>
    <style:style style:name="Column22" style:family="table-column">
      <style:table-column-properties style:column-width="2.91cm"/>
    </style:style>
    <style:style style:name="Column23" style:family="table-column">
      <style:table-column-properties style:column-width="3.122cm"/>
    </style:style>
    <style:style style:name="Row26" style:family="table-row"/>
    <style:style style:name="Cell5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8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1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2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9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6.484cm" fo:margin-left="0cm"/>
    </style:style>
    <style:style style:name="Column24" style:family="table-column">
      <style:table-column-properties style:column-width="4.048cm"/>
    </style:style>
    <style:style style:name="Column25" style:family="table-column">
      <style:table-column-properties style:column-width="3.889cm"/>
    </style:style>
    <style:style style:name="Column26" style:family="table-column">
      <style:table-column-properties style:column-width="2.646cm"/>
    </style:style>
    <style:style style:name="Column27" style:family="table-column">
      <style:table-column-properties style:column-width="2.99cm"/>
    </style:style>
    <style:style style:name="Column28" style:family="table-column">
      <style:table-column-properties style:column-width="2.91cm"/>
    </style:style>
    <style:style style:name="Row30" style:family="table-row"/>
    <style:style style:name="Cell7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2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1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1" style:family="table">
      <style:table-properties table:align="left" style:width="16.51cm" fo:margin-left="0cm"/>
    </style:style>
    <style:style style:name="Column29" style:family="table-column">
      <style:table-column-properties style:column-width="3.916cm"/>
    </style:style>
    <style:style style:name="Column30" style:family="table-column">
      <style:table-column-properties style:column-width="3.916cm"/>
    </style:style>
    <style:style style:name="Column31" style:family="table-column">
      <style:table-column-properties style:column-width="2.646cm"/>
    </style:style>
    <style:style style:name="Column32" style:family="table-column">
      <style:table-column-properties style:column-width="2.91cm"/>
    </style:style>
    <style:style style:name="Column33" style:family="table-column">
      <style:table-column-properties style:column-width="3.122cm"/>
    </style:style>
    <style:style style:name="Row32" style:family="table-row"/>
    <style:style style:name="Cell8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4" style:family="table-row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0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1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2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5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6.484cm" fo:margin-left="0cm"/>
    </style:style>
    <style:style style:name="Column34" style:family="table-column">
      <style:table-column-properties style:column-width="4.048cm"/>
    </style:style>
    <style:style style:name="Column35" style:family="table-column">
      <style:table-column-properties style:column-width="3.889cm"/>
    </style:style>
    <style:style style:name="Column36" style:family="table-column">
      <style:table-column-properties style:column-width="2.646cm"/>
    </style:style>
    <style:style style:name="Column37" style:family="table-column">
      <style:table-column-properties style:column-width="2.99cm"/>
    </style:style>
    <style:style style:name="Column38" style:family="table-column">
      <style:table-column-properties style:column-width="2.91cm"/>
    </style:style>
    <style:style style:name="Row36" style:family="table-row"/>
    <style:style style:name="Cell10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2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break-before="auto" fo:line-height="100%" style:writing-mode="lr-tb"/>
    </style:style>
    <style:style style:name="P21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22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3" style:family="table">
      <style:table-properties table:align="left" style:width="17.59cm" fo:margin-left="0cm"/>
    </style:style>
    <style:style style:name="Column39" style:family="table-column">
      <style:table-column-properties style:column-width="17.59cm"/>
    </style:style>
    <style:style style:name="Row40" style:family="table-row"/>
    <style:style style:name="Cell1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4" style:family="table">
      <style:table-properties table:align="left" style:width="17.237cm" fo:margin-left="0cm"/>
    </style:style>
    <style:style style:name="Column40" style:family="table-column">
      <style:table-column-properties style:column-width="17.237cm"/>
    </style:style>
    <style:style style:name="Row42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2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break-before="auto" fo:line-height="100%" style:writing-mode="lr-tb"/>
    </style:style>
    <style:style style:name="P252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/>
    </style:style>
    <style:style style:name="P25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254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25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Programming</text:span><text:span text:style-name="T3_2"><text:s/></text:span><text:span text:style-name="T3_3">Using</text:span><text:span text:style-name="T3_4"><text:s/></text:span><text:span text:style-name="T3_5">Java</text:span></text:p>
      <text:p text:style-name="P4"/>
      <text:p text:style-name="P5"><text:span text:style-name="T5_1">Quiz</text:span><text:span text:style-name="T5_2"><text:s/>4:<text:s/></text:span><text:span text:style-name="T5_3">Classes</text:span><text:span text:style-name="T5_4">,<text:s/></text:span><text:span text:style-name="T5_5">Objects</text:span><text:span text:style-name="T5_6"><text:s/></text:span><text:span text:style-name="T5_7">and</text:span><text:span text:style-name="T5_8"><text:s/></text:span><text:span text:style-name="T5_9">Method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ourth</text:span><text:span text:style-name="T9_12"><text:s/></text:span><text:span text:style-name="T9_13">Programming</text:span><text:span text:style-name="T9_14"><text:s/></text:span><text:span text:style-name="T9_15">Using</text:span><text:span text:style-name="T9_16"><text:s/></text:span><text:span text:style-name="T9_17">Java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A</text:span><text:span text:style-name="T15_2"><text:s/></text:span><text:span text:style-name="T15_3">student</text:span><text:span text:style-name="T15_4"><text:s/></text:span><text:span text:style-name="T15_5">wants</text:span><text:span text:style-name="T15_6"><text:s/></text:span><text:span text:style-name="T15_7">to</text:span><text:span text:style-name="T15_8"><text:s/></text:span><text:span text:style-name="T15_9">add</text:span><text:span text:style-name="T15_10"><text:s/></text:span><text:span text:style-name="T15_11">a</text:span><text:span text:style-name="T15_12"><text:s/></text:span><text:span text:style-name="T15_13">field</text:span><text:span text:style-name="T15_14"><text:s/></text:span><text:span text:style-name="T15_15">to</text:span><text:span text:style-name="T15_16"><text:s/></text:span><text:span text:style-name="T15_17">the</text:span><text:span text:style-name="T15_18"><text:s/></text:span><text:span text:style-name="T15_19">class</text:span><text:span text:style-name="T15_20"><text:s/></text:span><text:span text:style-name="T15_21">MyQuiz</text:span><text:span text:style-name="T15_22">4</text:span><text:span text:style-name="T15_23">Class</text:span><text:span text:style-name="T15_24">1.<text:s/></text:span><text:span text:style-name="T15_25">The</text:span><text:span text:style-name="T15_26"><text:s/></text:span><text:span text:style-name="T15_27">field</text:span><text:span text:style-name="T15_28"><text:s/></text:span><text:span text:style-name="T15_29">name</text:span><text:span text:style-name="T15_30"><text:s/></text:span><text:span text:style-name="T15_31">is</text:span><text:span text:style-name="T15_32"><text:s/>“</text:span><text:span text:style-name="T15_33">question</text:span><text:span text:style-name="T15_34">1”<text:s/></text:span><text:span text:style-name="T15_35">and</text:span><text:span text:style-name="T15_36"><text:s/></text:span><text:span text:style-name="T15_37">is</text:span><text:span text:style-name="T15_38"><text:s/></text:span><text:span text:style-name="T15_39">of</text:span><text:span text:style-name="T15_40"><text:s/></text:span><text:span text:style-name="T15_41">datatype</text:span><text:span text:style-name="T15_42"><text:s/></text:span><text:span text:style-name="T15_43">int</text:span><text:span text:style-name="T15_44">,<text:s/></text:span><text:span text:style-name="T15_45">and</text:span><text:span text:style-name="T15_46"><text:s/></text:span><text:span text:style-name="T15_47">the</text:span><text:span text:style-name="T15_48"><text:s/></text:span><text:span text:style-name="T15_49">field</text:span><text:span text:style-name="T15_50"><text:s/></text:span><text:span text:style-name="T15_51">should</text:span><text:span text:style-name="T15_52"><text:s/></text:span><text:span text:style-name="T15_53">have</text:span><text:span text:style-name="T15_54"><text:s/></text:span><text:span text:style-name="T15_55">private</text:span><text:span text:style-name="T15_56"><text:s/></text:span><text:span text:style-name="T15_57">access</text:span><text:span text:style-name="T15_58">.<text:s/></text:span><text:span text:style-name="T15_59">The</text:span><text:span text:style-name="T15_60"><text:s/></text:span><text:span text:style-name="T15_61">field</text:span><text:span text:style-name="T15_62"><text:s/></text:span><text:span text:style-name="T15_63">is</text:span><text:span text:style-name="T15_64"><text:s/></text:span><text:span text:style-name="T15_65">not</text:span><text:span text:style-name="T15_66"><text:s/></text:span><text:span text:style-name="T15_67">static</text:span><text:span text:style-name="T15_68">.</text:span></text:p>
            <text:p text:style-name="P16"/>
            <text:p text:style-name="P17"><text:span text:style-name="T17_1">Which</text:span><text:span text:style-name="T17_2"><text:s/></text:span><text:span text:style-name="T17_3">of</text:span><text:span text:style-name="T17_4"><text:s/></text:span><text:span text:style-name="T17_5">the</text:span><text:span text:style-name="T17_6"><text:s/></text:span><text:span text:style-name="T17_7">following</text:span><text:span text:style-name="T17_8"><text:s/></text:span><text:span text:style-name="T17_9">is</text:span><text:span text:style-name="T17_10"><text:s/></text:span><text:span text:style-name="T17_11">the</text:span><text:span text:style-name="T17_12"><text:s/></text:span><text:span text:style-name="T17_13">right</text:span><text:span text:style-name="T17_14"><text:s/></text:span><text:span text:style-name="T17_15">way</text:span><text:span text:style-name="T17_16"><text:s/></text:span><text:span text:style-name="T17_17">to</text:span><text:span text:style-name="T17_18"><text:s/></text:span><text:span text:style-name="T17_19">do</text:span><text:span text:style-name="T17_20"><text:s/></text:span><text:span text:style-name="T17_21">it</text:span><text:span text:style-name="T17_22">.</text:span></text:p>
            <text:p text:style-name="P18"/>
            <text:p text:style-name="P19"/>
            <table:table table:style-name="Table3">
              <table:table-column table:style-name="Column3"/>
              <table:table-column table:style-name="Column4"/>
              <table:table-row table:style-name="Row4">
                <table:table-cell table:style-name="Cell4">
                  <text:p text:style-name="P20"/>
                </table:table-cell>
                <table:table-cell table:style-name="Cell5">
                  <text:p text:style-name="P21"><text:span text:style-name="T21_1">Class</text:span><text:span text:style-name="T21_2"><text:s/></text:span><text:span text:style-name="T21_3">Definition</text:span></text:p>
                </table:table-cell>
              </table:table-row>
              <table:table-row table:style-name="Row5">
                <table:table-cell table:style-name="Cell6">
                  <text:p text:style-name="P22"><text:span text:style-name="T22_1">1</text:span></text:p>
                </table:table-cell>
                <table:table-cell table:style-name="Cell7">
                  <text:p text:style-name="P23"><text:span text:style-name="T23_1">public</text:span><text:span text:style-name="T23_2"><text:s/></text:span><text:span text:style-name="T23_3">class</text:span><text:span text:style-name="T23_4"><text:s/></text:span><text:span text:style-name="T23_5">MyQuiz</text:span><text:span text:style-name="T23_6">4</text:span><text:span text:style-name="T23_7">Class</text:span><text:span text:style-name="T23_8">1</text:span></text:p>
                  <text:p text:style-name="P24"><text:span text:style-name="T24_1">{</text:span></text:p>
                  <text:p text:style-name="P25"><text:span text:style-name="T25_1">public</text:span><text:span text:style-name="T25_2"><text:s/></text:span><text:span text:style-name="T25_3">int</text:span><text:span text:style-name="T25_4"><text:s/></text:span><text:span text:style-name="T25_5">question</text:span><text:span text:style-name="T25_6">1;</text:span></text:p>
                  <text:p text:style-name="P26"><text:span text:style-name="T26_1">}</text:span></text:p>
                </table:table-cell>
              </table:table-row>
              <table:table-row table:style-name="Row6">
                <table:table-cell table:style-name="Cell8">
                  <text:p text:style-name="P27"><text:span text:style-name="T27_1">2</text:span></text:p>
                </table:table-cell>
                <table:table-cell table:style-name="Cell9">
                  <text:p text:style-name="P28"><text:span text:style-name="T28_1">public</text:span><text:span text:style-name="T28_2"><text:s/></text:span><text:span text:style-name="T28_3">class</text:span><text:span text:style-name="T28_4"><text:s/></text:span><text:span text:style-name="T28_5">MyQuiz</text:span><text:span text:style-name="T28_6">4</text:span><text:span text:style-name="T28_7">Class</text:span><text:span text:style-name="T28_8">1</text:span></text:p>
                  <text:p text:style-name="P29"><text:span text:style-name="T29_1">{</text:span></text:p>
                  <text:p text:style-name="P30"><text:span text:style-name="T30_1">private</text:span><text:span text:style-name="T30_2"><text:s/></text:span><text:span text:style-name="T30_3">int</text:span><text:span text:style-name="T30_4"><text:s/></text:span><text:span text:style-name="T30_5">question</text:span><text:span text:style-name="T30_6">1;</text:span></text:p>
                  <text:p text:style-name="P31"><text:span text:style-name="T31_1">}</text:span></text:p>
                </table:table-cell>
              </table:table-row>
              <table:table-row table:style-name="Row7">
                <table:table-cell table:style-name="Cell10">
                  <text:p text:style-name="P32"><text:span text:style-name="T32_1">3</text:span></text:p>
                </table:table-cell>
                <table:table-cell table:style-name="Cell11">
                  <text:p text:style-name="P33"><text:span text:style-name="T33_1">public</text:span><text:span text:style-name="T33_2"><text:s/></text:span><text:span text:style-name="T33_3">class</text:span><text:span text:style-name="T33_4"><text:s/></text:span><text:span text:style-name="T33_5">MyQuiz</text:span><text:span text:style-name="T33_6">4</text:span><text:span text:style-name="T33_7">Class</text:span><text:span text:style-name="T33_8">1</text:span></text:p>
                  <text:p text:style-name="P34"><text:span text:style-name="T34_1">{</text:span></text:p>
                  <text:p text:style-name="P35"><text:span text:style-name="T35_1">private</text:span><text:span text:style-name="T35_2"><text:s/></text:span><text:span text:style-name="T35_3">static</text:span><text:span text:style-name="T35_4"><text:s/></text:span><text:span text:style-name="T35_5">int</text:span><text:span text:style-name="T35_6"><text:s/></text:span><text:span text:style-name="T35_7">question</text:span><text:span text:style-name="T35_8">1;</text:span></text:p>
                  <text:p text:style-name="P36"><text:span text:style-name="T36_1">}</text:span></text:p>
                </table:table-cell>
              </table:table-row>
            </table:table>
            <text:p text:style-name="P37"/>
            <text:p text:style-name="P38"><text:span text:style-name="T38_1">Type</text:span><text:span text:style-name="T38_2"><text:s/></text:span><text:span text:style-name="T38_3">in</text:span><text:span text:style-name="T38_4"><text:s/></text:span><text:span text:style-name="T38_5">the</text:span><text:span text:style-name="T38_6"><text:s/></text:span><text:span text:style-name="T38_7">choice</text:span><text:span text:style-name="T38_8"><text:s/></text:span><text:span text:style-name="T38_9">below</text:span><text:span text:style-name="T38_10">.</text:span></text:p>
            <text:p text:style-name="P39"/>
            <text:p text:style-name="P40"><text:span text:style-name="T40_1">Type</text:span><text:span text:style-name="T40_2"><text:s/></text:span><text:span text:style-name="T40_3">in</text:span><text:span text:style-name="T40_4"><text:s/>1<text:s/></text:span><text:span text:style-name="T40_5">if</text:span><text:span text:style-name="T40_6"><text:s/></text:span><text:span text:style-name="T40_7">you</text:span><text:span text:style-name="T40_8"><text:s/></text:span><text:span text:style-name="T40_9">think</text:span><text:span text:style-name="T40_10"><text:s/>1<text:s/></text:span><text:span text:style-name="T40_11">is</text:span><text:span text:style-name="T40_12"><text:s/></text:span><text:span text:style-name="T40_13">the</text:span><text:span text:style-name="T40_14"><text:s/></text:span><text:span text:style-name="T40_15">correct</text:span><text:span text:style-name="T40_16"><text:s/></text:span><text:span text:style-name="T40_17">answer</text:span><text:span text:style-name="T40_18">.</text:span></text:p>
            <text:p text:style-name="P41"><text:span text:style-name="T41_1">Type</text:span><text:span text:style-name="T41_2"><text:s/></text:span><text:span text:style-name="T41_3">in</text:span><text:span text:style-name="T41_4"><text:s/>2<text:s/></text:span><text:span text:style-name="T41_5">if</text:span><text:span text:style-name="T41_6"><text:s/></text:span><text:span text:style-name="T41_7">you</text:span><text:span text:style-name="T41_8"><text:s/></text:span><text:span text:style-name="T41_9">think</text:span><text:span text:style-name="T41_10"><text:s/>2<text:s/></text:span><text:span text:style-name="T41_11">is</text:span><text:span text:style-name="T41_12"><text:s/></text:span><text:span text:style-name="T41_13">the</text:span><text:span text:style-name="T41_14"><text:s/></text:span><text:span text:style-name="T41_15">correct</text:span><text:span text:style-name="T41_16"><text:s/></text:span><text:span text:style-name="T41_17">answer</text:span><text:span text:style-name="T41_18">.</text:span></text:p>
            <text:p text:style-name="P42"><text:span text:style-name="T42_1">Type</text:span><text:span text:style-name="T42_2"><text:s/></text:span><text:span text:style-name="T42_3">in</text:span><text:span text:style-name="T42_4"><text:s/>3<text:s/></text:span><text:span text:style-name="T42_5">if</text:span><text:span text:style-name="T42_6"><text:s/></text:span><text:span text:style-name="T42_7">you</text:span><text:span text:style-name="T42_8"><text:s/></text:span><text:span text:style-name="T42_9">think</text:span><text:span text:style-name="T42_10"><text:s/>3<text:s/></text:span><text:span text:style-name="T42_11">is</text:span><text:span text:style-name="T42_12"><text:s/></text:span><text:span text:style-name="T42_13">the</text:span><text:span text:style-name="T42_14"><text:s/></text:span><text:span text:style-name="T42_15">correct</text:span><text:span text:style-name="T42_16"><text:s/></text:span><text:span text:style-name="T42_17">answer</text:span><text:span text:style-name="T42_18">.</text:span></text:p>
            <text:p text:style-name="P43"/>
            <text:p text:style-name="P44"><text:span text:style-name="T44_1">Indicate</text:span><text:span text:style-name="T44_2"><text:s/></text:span><text:span text:style-name="T44_3">your</text:span><text:span text:style-name="T44_4"><text:s/></text:span><text:span text:style-name="T44_5">choice</text:span><text:span text:style-name="T44_6"><text:s/></text:span><text:span text:style-name="T44_7">in</text:span><text:span text:style-name="T44_8"><text:s/></text:span><text:span text:style-name="T44_9">the</text:span><text:span text:style-name="T44_10"><text:s/></text:span><text:span text:style-name="T44_11">Answer</text:span><text:span text:style-name="T44_12"><text:s/></text:span><text:span text:style-name="T44_13">Box</text:span><text:span text:style-name="T44_14"><text:s/></text:span><text:span text:style-name="T44_15">below</text:span><text:span text:style-name="T44_16">.</text:span></text:p>
          </table:table-cell>
        </table:table-row>
        <table:table-row table:style-name="Row8">
          <table:table-cell table:style-name="Cell12">
            <text:p text:style-name="P45"/>
            <text:p text:style-name="P46"><text:span text:style-name="T46_1">Answer</text:span></text:p>
          </table:table-cell>
        </table:table-row>
        <table:table-row table:style-name="Row9">
          <table:table-cell table:style-name="Cell13">
            <text:p text:style-name="P47"/>
            <text:p text:style-name="P48"/>
            <text:p text:style-name="P49"/>
            <text:p text:style-name="P50"/>
          </table:table-cell>
        </table:table-row>
      </table:table>
      <text:p text:style-name="P51"/>
      <text:p text:style-name="P52"/>
      <text:p text:style-name="P53"/>
      <table:table table:style-name="Table4">
        <table:table-column table:style-name="Column5"/>
        <table:table-row table:style-name="Row10">
          <table:table-cell table:style-name="Cell14">
            <text:p text:style-name="P54"><text:span text:style-name="T54_1">Question</text:span><text:span text:style-name="T54_2"><text:s/>2</text:span></text:p>
          </table:table-cell>
        </table:table-row>
        <table:table-row table:style-name="Row11">
          <table:table-cell table:style-name="Cell15">
            <text:p text:style-name="P55"><text:span text:style-name="T55_1">A</text:span><text:span text:style-name="T55_2"><text:s/></text:span><text:span text:style-name="T55_3">student</text:span><text:span text:style-name="T55_4"><text:s/></text:span><text:span text:style-name="T55_5">wants</text:span><text:span text:style-name="T55_6"><text:s/></text:span><text:span text:style-name="T55_7">to</text:span><text:span text:style-name="T55_8"><text:s/></text:span><text:span text:style-name="T55_9">add</text:span><text:span text:style-name="T55_10"><text:s/></text:span><text:span text:style-name="T55_11">a</text:span><text:span text:style-name="T55_12"><text:s/></text:span><text:span text:style-name="T55_13">field</text:span><text:span text:style-name="T55_14"><text:s/></text:span><text:span text:style-name="T55_15">to</text:span><text:span text:style-name="T55_16"><text:s/></text:span><text:span text:style-name="T55_17">the</text:span><text:span text:style-name="T55_18"><text:s/></text:span><text:span text:style-name="T55_19">class</text:span><text:span text:style-name="T55_20"><text:s/></text:span><text:span text:style-name="T55_21">MyQuiz</text:span><text:span text:style-name="T55_22">4</text:span><text:span text:style-name="T55_23">Class</text:span><text:span text:style-name="T55_24">1.<text:s/></text:span><text:span text:style-name="T55_25">The</text:span><text:span text:style-name="T55_26"><text:s/></text:span><text:span text:style-name="T55_27">field</text:span><text:span text:style-name="T55_28"><text:s/></text:span><text:span text:style-name="T55_29">name</text:span><text:span text:style-name="T55_30"><text:s/></text:span><text:span text:style-name="T55_31">is</text:span><text:span text:style-name="T55_32"><text:s/>“</text:span><text:span text:style-name="T55_33">question</text:span><text:span text:style-name="T55_34">2”<text:s/></text:span><text:span text:style-name="T55_35">and</text:span><text:span text:style-name="T55_36"><text:s/></text:span><text:span text:style-name="T55_37">is</text:span><text:span text:style-name="T55_38"><text:s/></text:span><text:span text:style-name="T55_39">of</text:span><text:span text:style-name="T55_40"><text:s/></text:span><text:span text:style-name="T55_41">datatype</text:span><text:span text:style-name="T55_42"><text:s/></text:span><text:span text:style-name="T55_43">int</text:span><text:span text:style-name="T55_44">,<text:s/></text:span><text:span text:style-name="T55_45">and</text:span><text:span text:style-name="T55_46"><text:s/></text:span><text:span text:style-name="T55_47">the</text:span><text:span text:style-name="T55_48"><text:s/></text:span><text:span text:style-name="T55_49">field</text:span><text:span text:style-name="T55_50"><text:s/></text:span><text:span text:style-name="T55_51">should</text:span><text:span text:style-name="T55_52"><text:s/></text:span><text:span text:style-name="T55_53">have</text:span><text:span text:style-name="T55_54"><text:s/></text:span><text:span text:style-name="T55_55">public</text:span><text:span text:style-name="T55_56"><text:s/></text:span><text:span text:style-name="T55_57">access</text:span><text:span text:style-name="T55_58">.<text:s/></text:span><text:span text:style-name="T55_59">The</text:span><text:span text:style-name="T55_60"><text:s/></text:span><text:span text:style-name="T55_61">initial</text:span><text:span text:style-name="T55_62"><text:s/></text:span><text:span text:style-name="T55_63">value</text:span><text:span text:style-name="T55_64"><text:s/></text:span><text:span text:style-name="T55_65">value</text:span><text:span text:style-name="T55_66"><text:s/></text:span><text:span text:style-name="T55_67">should</text:span><text:span text:style-name="T55_68"><text:s/></text:span><text:span text:style-name="T55_69">be</text:span><text:span text:style-name="T55_70"><text:s/>2.</text:span></text:p>
            <text:p text:style-name="P56"/>
            <text:p text:style-name="P57"><text:span text:style-name="T57_1">Which</text:span><text:span text:style-name="T57_2"><text:s/></text:span><text:span text:style-name="T57_3">of</text:span><text:span text:style-name="T57_4"><text:s/></text:span><text:span text:style-name="T57_5">the</text:span><text:span text:style-name="T57_6"><text:s/></text:span><text:span text:style-name="T57_7">following</text:span><text:span text:style-name="T57_8"><text:s/></text:span><text:span text:style-name="T57_9">is</text:span><text:span text:style-name="T57_10"><text:s/></text:span><text:span text:style-name="T57_11">the</text:span><text:span text:style-name="T57_12"><text:s/></text:span><text:span text:style-name="T57_13">right</text:span><text:span text:style-name="T57_14"><text:s/></text:span><text:span text:style-name="T57_15">way</text:span><text:span text:style-name="T57_16"><text:s/></text:span><text:span text:style-name="T57_17">to</text:span><text:span text:style-name="T57_18"><text:s/></text:span><text:span text:style-name="T57_19">do</text:span><text:span text:style-name="T57_20"><text:s/></text:span><text:span text:style-name="T57_21">it</text:span><text:span text:style-name="T57_22">.</text:span></text:p>
            <text:p text:style-name="P58"/>
            <text:p text:style-name="P59"/>
            <table:table table:style-name="Table5">
              <table:table-column table:style-name="Column6"/>
              <table:table-column table:style-name="Column7"/>
              <table:table-row table:style-name="Row12">
                <table:table-cell table:style-name="Cell16">
                  <text:p text:style-name="P60"/>
                </table:table-cell>
                <table:table-cell table:style-name="Cell17">
                  <text:p text:style-name="P61"><text:span text:style-name="T61_1">Class</text:span><text:span text:style-name="T61_2"><text:s/></text:span><text:span text:style-name="T61_3">Definition</text:span></text:p>
                </table:table-cell>
              </table:table-row>
              <table:table-row table:style-name="Row13">
                <table:table-cell table:style-name="Cell18">
                  <text:p text:style-name="P62"><text:span text:style-name="T62_1">1</text:span></text:p>
                </table:table-cell>
                <table:table-cell table:style-name="Cell19">
                  <text:p text:style-name="P63"><text:span text:style-name="T63_1">public</text:span><text:span text:style-name="T63_2"><text:s/></text:span><text:span text:style-name="T63_3">class</text:span><text:span text:style-name="T63_4"><text:s/></text:span><text:span text:style-name="T63_5">MyQuiz</text:span><text:span text:style-name="T63_6">4</text:span><text:span text:style-name="T63_7">Class</text:span><text:span text:style-name="T63_8">1</text:span></text:p>
                  <text:p text:style-name="P64"><text:span text:style-name="T64_1">{</text:span></text:p>
                  <text:p text:style-name="P65"><text:span text:style-name="T65_1">public</text:span><text:span text:style-name="T65_2"><text:s/></text:span><text:span text:style-name="T65_3">int</text:span><text:span text:style-name="T65_4"><text:s/></text:span><text:span text:style-name="T65_5">question</text:span><text:span text:style-name="T65_6">2<text:s/>=<text:s/>2;</text:span></text:p>
                  <text:p text:style-name="P66"><text:span text:style-name="T66_1">}</text:span></text:p>
                </table:table-cell>
              </table:table-row>
              <table:table-row table:style-name="Row14">
                <table:table-cell table:style-name="Cell20">
                  <text:p text:style-name="P67"><text:span text:style-name="T67_1">2</text:span></text:p>
                </table:table-cell>
                <table:table-cell table:style-name="Cell21">
                  <text:p text:style-name="P68"><text:span text:style-name="T68_1">public</text:span><text:span text:style-name="T68_2"><text:s/></text:span><text:span text:style-name="T68_3">class</text:span><text:span text:style-name="T68_4"><text:s/></text:span><text:span text:style-name="T68_5">MyQuiz</text:span><text:span text:style-name="T68_6">4</text:span><text:span text:style-name="T68_7">Class</text:span><text:span text:style-name="T68_8">1</text:span></text:p>
                  <text:p text:style-name="P69"><text:span text:style-name="T69_1">{</text:span></text:p>
                  <text:p text:style-name="P70"><text:span text:style-name="T70_1">private</text:span><text:span text:style-name="T70_2"><text:s/></text:span><text:span text:style-name="T70_3">int</text:span><text:span text:style-name="T70_4"><text:s/></text:span><text:span text:style-name="T70_5">question</text:span><text:span text:style-name="T70_6">2;</text:span></text:p>
                  <text:p text:style-name="P71"><text:span text:style-name="T71_1">}</text:span></text:p>
                </table:table-cell>
              </table:table-row>
              <table:table-row table:style-name="Row15">
                <table:table-cell table:style-name="Cell22">
                  <text:p text:style-name="P72"><text:span text:style-name="T72_1">3</text:span></text:p>
                </table:table-cell>
                <table:table-cell table:style-name="Cell23">
                  <text:p text:style-name="P73"><text:span text:style-name="T73_1">public</text:span><text:span text:style-name="T73_2"><text:s/></text:span><text:span text:style-name="T73_3">class</text:span><text:span text:style-name="T73_4"><text:s/></text:span><text:span text:style-name="T73_5">MyQuiz</text:span><text:span text:style-name="T73_6">4</text:span><text:span text:style-name="T73_7">Class</text:span><text:span text:style-name="T73_8">1</text:span></text:p>
                  <text:p text:style-name="P74"><text:span text:style-name="T74_1">{</text:span></text:p>
                  <text:p text:style-name="P75"><text:span text:style-name="T75_1">public</text:span><text:span text:style-name="T75_2"><text:s/></text:span><text:span text:style-name="T75_3">static</text:span><text:span text:style-name="T75_4"><text:s/></text:span><text:span text:style-name="T75_5">int</text:span><text:span text:style-name="T75_6"><text:s/></text:span><text:span text:style-name="T75_7">question</text:span><text:span text:style-name="T75_8">2<text:s/>=<text:s/>2;</text:span></text:p>
                  <text:p text:style-name="P76"><text:span text:style-name="T76_1">}</text:span></text:p>
                </table:table-cell>
              </table:table-row>
            </table:table>
            <text:p text:style-name="P77"/>
            <text:p text:style-name="P78"><text:span text:style-name="T78_1">Type</text:span><text:span text:style-name="T78_2"><text:s/></text:span><text:span text:style-name="T78_3">in</text:span><text:span text:style-name="T78_4"><text:s/></text:span><text:span text:style-name="T78_5">the</text:span><text:span text:style-name="T78_6"><text:s/></text:span><text:span text:style-name="T78_7">choice</text:span><text:span text:style-name="T78_8"><text:s/></text:span><text:span text:style-name="T78_9">below</text:span><text:span text:style-name="T78_10">.</text:span></text:p>
            <text:p text:style-name="P79"/>
            <text:p text:style-name="P80"><text:span text:style-name="T80_1">Type</text:span><text:span text:style-name="T80_2"><text:s/></text:span><text:span text:style-name="T80_3">in</text:span><text:span text:style-name="T80_4"><text:s/>1<text:s/></text:span><text:span text:style-name="T80_5">if</text:span><text:span text:style-name="T80_6"><text:s/></text:span><text:span text:style-name="T80_7">you</text:span><text:span text:style-name="T80_8"><text:s/></text:span><text:span text:style-name="T80_9">think</text:span><text:span text:style-name="T80_10"><text:s/>1<text:s/></text:span><text:span text:style-name="T80_11">is</text:span><text:span text:style-name="T80_12"><text:s/></text:span><text:span text:style-name="T80_13">the</text:span><text:span text:style-name="T80_14"><text:s/></text:span><text:span text:style-name="T80_15">correct</text:span><text:span text:style-name="T80_16"><text:s/></text:span><text:span text:style-name="T80_17">answer</text:span><text:span text:style-name="T80_18">.</text:span></text:p>
            <text:p text:style-name="P81"><text:span text:style-name="T81_1">Type</text:span><text:span text:style-name="T81_2"><text:s/></text:span><text:span text:style-name="T81_3">in</text:span><text:span text:style-name="T81_4"><text:s/>2<text:s/></text:span><text:span text:style-name="T81_5">if</text:span><text:span text:style-name="T81_6"><text:s/></text:span><text:span text:style-name="T81_7">you</text:span><text:span text:style-name="T81_8"><text:s/></text:span><text:span text:style-name="T81_9">think</text:span><text:span text:style-name="T81_10"><text:s/>2<text:s/></text:span><text:span text:style-name="T81_11">is</text:span><text:span text:style-name="T81_12"><text:s/></text:span><text:span text:style-name="T81_13">the</text:span><text:span text:style-name="T81_14"><text:s/></text:span><text:span text:style-name="T81_15">correct</text:span><text:span text:style-name="T81_16"><text:s/></text:span><text:span text:style-name="T81_17">answer</text:span><text:span text:style-name="T81_18">.</text:span></text:p>
            <text:p text:style-name="P82"><text:span text:style-name="T82_1">Type</text:span><text:span text:style-name="T82_2"><text:s/></text:span><text:span text:style-name="T82_3">in</text:span><text:span text:style-name="T82_4"><text:s/>3<text:s/></text:span><text:span text:style-name="T82_5">if</text:span><text:span text:style-name="T82_6"><text:s/></text:span><text:span text:style-name="T82_7">you</text:span><text:span text:style-name="T82_8"><text:s/></text:span><text:span text:style-name="T82_9">think</text:span><text:span text:style-name="T82_10"><text:s/>3<text:s/></text:span><text:span text:style-name="T82_11">is</text:span><text:span text:style-name="T82_12"><text:s/></text:span><text:span text:style-name="T82_13">the</text:span><text:span text:style-name="T82_14"><text:s/></text:span><text:span text:style-name="T82_15">correct</text:span><text:span text:style-name="T82_16"><text:s/></text:span><text:span text:style-name="T82_17">answer</text:span><text:span text:style-name="T82_18">.</text:span></text:p>
            <text:p text:style-name="P83"/>
            <text:p text:style-name="P84"><text:span text:style-name="T84_1">Indicate</text:span><text:span text:style-name="T84_2"><text:s/></text:span><text:span text:style-name="T84_3">your</text:span><text:span text:style-name="T84_4"><text:s/></text:span><text:span text:style-name="T84_5">choice</text:span><text:span text:style-name="T84_6"><text:s/></text:span><text:span text:style-name="T84_7">in</text:span><text:span text:style-name="T84_8"><text:s/></text:span><text:span text:style-name="T84_9">the</text:span><text:span text:style-name="T84_10"><text:s/></text:span><text:span text:style-name="T84_11">Answer</text:span><text:span text:style-name="T84_12"><text:s/></text:span><text:span text:style-name="T84_13">Box</text:span><text:span text:style-name="T84_14"><text:s/></text:span><text:span text:style-name="T84_15">below</text:span><text:span text:style-name="T84_16">.</text:span></text:p>
          </table:table-cell>
        </table:table-row>
        <table:table-row table:style-name="Row16">
          <table:table-cell table:style-name="Cell24">
            <text:p text:style-name="P85"><text:span text:style-name="T85_1">Answer</text:span></text:p>
          </table:table-cell>
        </table:table-row>
        <table:table-row table:style-name="Row17">
          <table:table-cell table:style-name="Cell25">
            <text:p text:style-name="P86"/>
            <text:p text:style-name="P87"/>
            <text:p text:style-name="P88"/>
            <text:p text:style-name="P89"/>
            <text:p text:style-name="P90"/>
          </table:table-cell>
        </table:table-row>
      </table:table>
      <text:p text:style-name="P91"/>
      <text:p text:style-name="P92"/>
      <text:p text:style-name="P93"/>
      <text:p text:style-name="P94"/>
      <table:table table:style-name="Table6">
        <table:table-column table:style-name="Column8"/>
        <table:table-row table:style-name="Row18">
          <table:table-cell table:style-name="Cell26">
            <text:p text:style-name="P95"><text:span text:style-name="T95_1">Question</text:span><text:span text:style-name="T95_2"><text:s/>3</text:span></text:p>
          </table:table-cell>
        </table:table-row>
        <table:table-row table:style-name="Row19">
          <table:table-cell table:style-name="Cell27">
            <text:p text:style-name="P96"><text:span text:style-name="T96_1">The</text:span><text:span text:style-name="T96_2"><text:s/></text:span><text:span text:style-name="T96_3">code</text:span><text:span text:style-name="T96_4"><text:s/></text:span><text:span text:style-name="T96_5">below</text:span><text:span text:style-name="T96_6"><text:s/></text:span><text:span text:style-name="T96_7">shows</text:span><text:span text:style-name="T96_8"><text:s/></text:span><text:span text:style-name="T96_9">the</text:span><text:span text:style-name="T96_10"><text:s/></text:span><text:span text:style-name="T96_11">blueprint</text:span><text:span text:style-name="T96_12"><text:s/></text:span><text:span text:style-name="T96_13">for</text:span><text:span text:style-name="T96_14"><text:s/></text:span><text:span text:style-name="T96_15">MyQuizClass</text:span><text:span text:style-name="T96_16">1<text:s/></text:span><text:span text:style-name="T96_17">and</text:span><text:span text:style-name="T96_18"><text:s/></text:span><text:span text:style-name="T96_19">the</text:span><text:span text:style-name="T96_20"><text:s/></text:span><text:span text:style-name="T96_21">object</text:span><text:span text:style-name="T96_22"><text:s/></text:span><text:span text:style-name="T96_23">myQuizClass</text:span><text:span text:style-name="T96_24">1<text:s/></text:span><text:span text:style-name="T96_25">based</text:span><text:span text:style-name="T96_26"><text:s/></text:span><text:span text:style-name="T96_27">on</text:span><text:span text:style-name="T96_28"><text:s/></text:span><text:span text:style-name="T96_29">the</text:span><text:span text:style-name="T96_30"><text:s/></text:span><text:span text:style-name="T96_31">blueprint</text:span><text:span text:style-name="T96_32">.<text:s/></text:span><text:span text:style-name="T96_33">The</text:span><text:span text:style-name="T96_34"><text:s/></text:span><text:span text:style-name="T96_35">class</text:span><text:span text:style-name="T96_36"><text:s/></text:span><text:span text:style-name="T96_37">has</text:span><text:span text:style-name="T96_38"><text:s/>1<text:s/></text:span><text:span text:style-name="T96_39">field</text:span><text:span text:style-name="T96_40">.<text:s/></text:span><text:span text:style-name="T96_41">field</text:span><text:span text:style-name="T96_42"><text:s/></text:span><text:span text:style-name="T96_43">name</text:span><text:span text:style-name="T96_44"><text:s/></text:span><text:span text:style-name="T96_45">is</text:span><text:span text:style-name="T96_46"><text:s/>“</text:span><text:span text:style-name="T96_47">question</text:span><text:span text:style-name="T96_48">3”<text:s/></text:span><text:span text:style-name="T96_49">and</text:span><text:span text:style-name="T96_50"><text:s/></text:span><text:span text:style-name="T96_51">is</text:span><text:span text:style-name="T96_52"><text:s/></text:span><text:span text:style-name="T96_53">of</text:span><text:span text:style-name="T96_54"><text:s/></text:span><text:span text:style-name="T96_55">datatype</text:span><text:span text:style-name="T96_56"><text:s/></text:span><text:span text:style-name="T96_57">int</text:span><text:span text:style-name="T96_58">,<text:s/></text:span><text:span text:style-name="T96_59">and</text:span><text:span text:style-name="T96_60"><text:s/></text:span><text:span text:style-name="T96_61">the</text:span><text:span text:style-name="T96_62"><text:s/></text:span><text:span text:style-name="T96_63">field</text:span><text:span text:style-name="T96_64"><text:s/></text:span><text:span text:style-name="T96_65">should</text:span><text:span text:style-name="T96_66"><text:s/></text:span><text:span text:style-name="T96_67">have</text:span><text:span text:style-name="T96_68"><text:s/></text:span><text:span text:style-name="T96_69">public</text:span><text:span text:style-name="T96_70"><text:s/></text:span><text:span text:style-name="T96_71">access</text:span><text:span text:style-name="T96_72">.<text:s/></text:span><text:span text:style-name="T96_73">The</text:span><text:span text:style-name="T96_74"><text:s/></text:span><text:span text:style-name="T96_75">initial</text:span><text:span text:style-name="T96_76"><text:s/></text:span><text:span text:style-name="T96_77">value</text:span><text:span text:style-name="T96_78"><text:s/></text:span><text:span text:style-name="T96_79">value</text:span><text:span text:style-name="T96_80"><text:s/></text:span><text:span text:style-name="T96_81">should</text:span><text:span text:style-name="T96_82"><text:s/></text:span><text:span text:style-name="T96_83">be</text:span><text:span text:style-name="T96_84"><text:s/>3.</text:span></text:p>
            <text:p text:style-name="P97"/>
            <text:p text:style-name="P98"><text:span text:style-name="T98_1">Which</text:span><text:span text:style-name="T98_2"><text:s/></text:span><text:span text:style-name="T98_3">of</text:span><text:span text:style-name="T98_4"><text:s/></text:span><text:span text:style-name="T98_5">the</text:span><text:span text:style-name="T98_6"><text:s/></text:span><text:span text:style-name="T98_7">following</text:span><text:span text:style-name="T98_8"><text:s/></text:span><text:span text:style-name="T98_9">visual</text:span><text:span text:style-name="T98_10"><text:s/></text:span><text:span text:style-name="T98_11">models</text:span><text:span text:style-name="T98_12"><text:s/></text:span><text:span text:style-name="T98_13">represents</text:span><text:span text:style-name="T98_14"><text:s/></text:span><text:span text:style-name="T98_15">the</text:span><text:span text:style-name="T98_16"><text:s/></text:span><text:span text:style-name="T98_17">class</text:span><text:span text:style-name="T98_18"><text:s/></text:span><text:span text:style-name="T98_19">and</text:span><text:span text:style-name="T98_20"><text:s/></text:span><text:span text:style-name="T98_21">the</text:span><text:span text:style-name="T98_22"><text:s/></text:span><text:span text:style-name="T98_23">object</text:span></text:p>
            <text:p text:style-name="P99"/>
            <text:p text:style-name="P100"><text:span text:style-name="T100_1">A</text:span><text:span text:style-name="T100_2">)</text:span></text:p>
            <text:p text:style-name="P101"/>
            <table:table table:style-name="Table7">
              <table:table-column table:style-name="Column9"/>
              <table:table-column table:style-name="Column10"/>
              <table:table-column table:style-name="Column11"/>
              <table:table-column table:style-name="Column12"/>
              <table:table-column table:style-name="Column13"/>
              <table:table-row table:style-name="Row20">
                <table:table-cell table:style-name="Cell28">
                  <text:p text:style-name="P102"><text:span text:style-name="T102_1">Class</text:span></text:p>
                </table:table-cell>
                <table:table-cell table:style-name="Cell29">
                  <text:p text:style-name="P103"><text:span text:style-name="T103_1">Method</text:span><text:span text:style-name="T103_2"><text:s/>0</text:span></text:p>
                </table:table-cell>
                <table:table-cell table:style-name="Cell30">
                  <text:p text:style-name="P104"><text:span text:style-name="T104_1">Method</text:span><text:span text:style-name="T104_2"><text:s/>1</text:span></text:p>
                </table:table-cell>
                <table:table-cell table:style-name="Cell31">
                  <text:p text:style-name="P105"><text:span text:style-name="T105_1">Method</text:span><text:span text:style-name="T105_2"><text:s/>2</text:span></text:p>
                </table:table-cell>
                <table:table-cell table:style-name="Cell32">
                  <text:p text:style-name="P106"><text:span text:style-name="T106_1">Method</text:span><text:span text:style-name="T106_2"><text:s/>3</text:span></text:p>
                </table:table-cell>
              </table:table-row>
              <table:table-row table:style-name="Row21">
                <table:table-cell table:style-name="Cell33">
                  <text:p text:style-name="P107"><text:span text:style-name="T107_1">MyQuizClass</text:span><text:span text:style-name="T107_2">1</text:span></text:p>
                </table:table-cell>
                <table:table-cell table:style-name="Cell34">
                  <text:p text:style-name="P108"><text:span text:style-name="T108_1">Constructor</text:span></text:p>
                </table:table-cell>
                <table:table-cell table:style-name="Cell35">
                  <text:p text:style-name="P109"><text:span text:style-name="T109_1">build</text:span></text:p>
                </table:table-cell>
                <table:table-cell table:style-name="Cell36">
                  <text:p text:style-name="P110"/>
                </table:table-cell>
                <table:table-cell table:style-name="Cell37">
                  <text:p text:style-name="P111"/>
                </table:table-cell>
              </table:table-row>
              <table:table-row table:style-name="Row22">
                <table:table-cell table:style-name="Cell38">
                  <text:p text:style-name="P112"/>
                </table:table-cell>
                <table:table-cell table:style-name="Cell39">
                  <text:p text:style-name="P113"><text:span text:style-name="T113_1">Field</text:span><text:span text:style-name="T113_2"><text:s/>1</text:span></text:p>
                </table:table-cell>
                <table:table-cell table:style-name="Cell40">
                  <text:p text:style-name="P114"/>
                </table:table-cell>
                <table:table-cell table:style-name="Cell41">
                  <text:p text:style-name="P115"/>
                </table:table-cell>
                <table:table-cell table:style-name="Cell42">
                  <text:p text:style-name="P116"/>
                </table:table-cell>
              </table:table-row>
              <table:table-row table:style-name="Row23">
                <table:table-cell table:style-name="Cell43">
                  <text:p text:style-name="P117"/>
                </table:table-cell>
                <table:table-cell table:style-name="Cell44">
                  <text:p text:style-name="P118"><text:span text:style-name="T118_1">question</text:span><text:span text:style-name="T118_2">3</text:span></text:p>
                </table:table-cell>
                <table:table-cell table:style-name="Cell45">
                  <text:p text:style-name="P119"/>
                </table:table-cell>
                <table:table-cell table:style-name="Cell46">
                  <text:p text:style-name="P120"/>
                </table:table-cell>
                <table:table-cell table:style-name="Cell47">
                  <text:p text:style-name="P121"/>
                </table:table-cell>
              </table:table-row>
            </table:table>
            <text:p text:style-name="P122"/>
            <text:p text:style-name="P123"/>
            <table:table table:style-name="Table8">
              <table:table-column table:style-name="Column14"/>
              <table:table-column table:style-name="Column15"/>
              <table:table-column table:style-name="Column16"/>
              <table:table-column table:style-name="Column17"/>
              <table:table-column table:style-name="Column18"/>
              <table:table-row table:style-name="Row24">
                <table:table-cell table:style-name="Cell48">
                  <text:p text:style-name="P124"><text:span text:style-name="T124_1">Object</text:span></text:p>
                </table:table-cell>
                <table:table-cell table:style-name="Cell49">
                  <text:p text:style-name="P125"><text:span text:style-name="T125_1">Blueprint</text:span><text:span text:style-name="T125_2"><text:s/>1</text:span></text:p>
                </table:table-cell>
                <table:table-cell table:style-name="Cell50">
                  <text:p text:style-name="P126"><text:span text:style-name="T126_1">question</text:span><text:span text:style-name="T126_2">3</text:span></text:p>
                </table:table-cell>
                <table:table-cell table:style-name="Cell51">
                  <text:p text:style-name="P127"/>
                </table:table-cell>
                <table:table-cell table:style-name="Cell52">
                  <text:p text:style-name="P128"/>
                </table:table-cell>
              </table:table-row>
              <table:table-row table:style-name="Row25">
                <table:table-cell table:style-name="Cell53">
                  <text:p text:style-name="P129"><text:span text:style-name="T129_1">myQuizClass</text:span><text:span text:style-name="T129_2">1</text:span></text:p>
                </table:table-cell>
                <table:table-cell table:style-name="Cell54">
                  <text:p text:style-name="P130"><text:span text:style-name="T130_1">MyMinecraftHouse</text:span></text:p>
                </table:table-cell>
                <table:table-cell table:style-name="Cell55">
                  <text:p text:style-name="P131"><text:span text:style-name="T131_1">3</text:span></text:p>
                </table:table-cell>
                <table:table-cell table:style-name="Cell56">
                  <text:p text:style-name="P132"/>
                </table:table-cell>
                <table:table-cell table:style-name="Cell57">
                  <text:p text:style-name="P133"/>
                </table:table-cell>
              </table:table-row>
            </table:table>
            <text:p text:style-name="P134"/>
            <text:p text:style-name="P135"><text:span text:style-name="T135_1">B</text:span><text:span text:style-name="T135_2">)</text:span></text:p>
            <text:p text:style-name="P136"/>
            <table:table table:style-name="Table9">
              <table:table-column table:style-name="Column19"/>
              <table:table-column table:style-name="Column20"/>
              <table:table-column table:style-name="Column21"/>
              <table:table-column table:style-name="Column22"/>
              <table:table-column table:style-name="Column23"/>
              <table:table-row table:style-name="Row26">
                <table:table-cell table:style-name="Cell58">
                  <text:p text:style-name="P137"><text:span text:style-name="T137_1">Class</text:span></text:p>
                </table:table-cell>
                <table:table-cell table:style-name="Cell59">
                  <text:p text:style-name="P138"><text:span text:style-name="T138_1">Method</text:span><text:span text:style-name="T138_2"><text:s/>0</text:span></text:p>
                </table:table-cell>
                <table:table-cell table:style-name="Cell60">
                  <text:p text:style-name="P139"><text:span text:style-name="T139_1">Method</text:span><text:span text:style-name="T139_2"><text:s/>1</text:span></text:p>
                </table:table-cell>
                <table:table-cell table:style-name="Cell61">
                  <text:p text:style-name="P140"><text:span text:style-name="T140_1">Method</text:span><text:span text:style-name="T140_2"><text:s/>2</text:span></text:p>
                </table:table-cell>
                <table:table-cell table:style-name="Cell62">
                  <text:p text:style-name="P141"><text:span text:style-name="T141_1">Method</text:span><text:span text:style-name="T141_2"><text:s/>3</text:span></text:p>
                </table:table-cell>
              </table:table-row>
              <table:table-row table:style-name="Row27">
                <table:table-cell table:style-name="Cell63">
                  <text:p text:style-name="P142"><text:span text:style-name="T142_1">MyQuizClass</text:span><text:span text:style-name="T142_2">1</text:span></text:p>
                </table:table-cell>
                <table:table-cell table:style-name="Cell64">
                  <text:p text:style-name="P143"><text:span text:style-name="T143_1">Constructor</text:span></text:p>
                </table:table-cell>
                <table:table-cell table:style-name="Cell65">
                  <text:p text:style-name="P144"><text:span text:style-name="T144_1">build</text:span></text:p>
                </table:table-cell>
                <table:table-cell table:style-name="Cell66">
                  <text:p text:style-name="P145"/>
                </table:table-cell>
                <table:table-cell table:style-name="Cell67">
                  <text:p text:style-name="P146"/>
                </table:table-cell>
              </table:table-row>
              <table:table-row table:style-name="Row28">
                <table:table-cell table:style-name="Cell68">
                  <text:p text:style-name="P147"/>
                </table:table-cell>
                <table:table-cell table:style-name="Cell69">
                  <text:p text:style-name="P148"><text:span text:style-name="T148_1">Field</text:span><text:span text:style-name="T148_2"><text:s/>1</text:span></text:p>
                </table:table-cell>
                <table:table-cell table:style-name="Cell70">
                  <text:p text:style-name="P149"/>
                </table:table-cell>
                <table:table-cell table:style-name="Cell71">
                  <text:p text:style-name="P150"/>
                </table:table-cell>
                <table:table-cell table:style-name="Cell72">
                  <text:p text:style-name="P151"/>
                </table:table-cell>
              </table:table-row>
              <table:table-row table:style-name="Row29">
                <table:table-cell table:style-name="Cell73">
                  <text:p text:style-name="P152"/>
                </table:table-cell>
                <table:table-cell table:style-name="Cell74">
                  <text:p text:style-name="P153"><text:span text:style-name="T153_1">question</text:span><text:span text:style-name="T153_2">3</text:span></text:p>
                </table:table-cell>
                <table:table-cell table:style-name="Cell75">
                  <text:p text:style-name="P154"/>
                </table:table-cell>
                <table:table-cell table:style-name="Cell76">
                  <text:p text:style-name="P155"/>
                </table:table-cell>
                <table:table-cell table:style-name="Cell77">
                  <text:p text:style-name="P156"/>
                </table:table-cell>
              </table:table-row>
            </table:table>
            <text:p text:style-name="P157"/>
            <text:p text:style-name="P158"/>
            <table:table table:style-name="Table10">
              <table:table-column table:style-name="Column24"/>
              <table:table-column table:style-name="Column25"/>
              <table:table-column table:style-name="Column26"/>
              <table:table-column table:style-name="Column27"/>
              <table:table-column table:style-name="Column28"/>
              <table:table-row table:style-name="Row30">
                <table:table-cell table:style-name="Cell78">
                  <text:p text:style-name="P159"><text:span text:style-name="T159_1">Object</text:span></text:p>
                </table:table-cell>
                <table:table-cell table:style-name="Cell79">
                  <text:p text:style-name="P160"><text:span text:style-name="T160_1">Blueprint</text:span><text:span text:style-name="T160_2"><text:s/>1</text:span></text:p>
                </table:table-cell>
                <table:table-cell table:style-name="Cell80">
                  <text:p text:style-name="P161"><text:span text:style-name="T161_1">question</text:span><text:span text:style-name="T161_2">3</text:span></text:p>
                </table:table-cell>
                <table:table-cell table:style-name="Cell81">
                  <text:p text:style-name="P162"/>
                </table:table-cell>
                <table:table-cell table:style-name="Cell82">
                  <text:p text:style-name="P163"/>
                </table:table-cell>
              </table:table-row>
              <table:table-row table:style-name="Row31">
                <table:table-cell table:style-name="Cell83">
                  <text:p text:style-name="P164"><text:span text:style-name="T164_1">myQuizClass</text:span><text:span text:style-name="T164_2">1</text:span></text:p>
                </table:table-cell>
                <table:table-cell table:style-name="Cell84">
                  <text:p text:style-name="P165"><text:span text:style-name="T165_1">MyMinecraftHouse</text:span></text:p>
                </table:table-cell>
                <table:table-cell table:style-name="Cell85">
                  <text:p text:style-name="P166"/>
                </table:table-cell>
                <table:table-cell table:style-name="Cell86">
                  <text:p text:style-name="P167"/>
                </table:table-cell>
                <table:table-cell table:style-name="Cell87">
                  <text:p text:style-name="P168"/>
                </table:table-cell>
              </table:table-row>
            </table:table>
            <text:p text:style-name="P169"/>
            <text:p text:style-name="P170"><text:span text:style-name="T170_1">C</text:span><text:span text:style-name="T170_2">)</text:span></text:p>
            <text:p text:style-name="P171"/>
            <table:table table:style-name="Table11">
              <table:table-column table:style-name="Column29"/>
              <table:table-column table:style-name="Column30"/>
              <table:table-column table:style-name="Column31"/>
              <table:table-column table:style-name="Column32"/>
              <table:table-column table:style-name="Column33"/>
              <table:table-row table:style-name="Row32">
                <table:table-cell table:style-name="Cell88">
                  <text:p text:style-name="P172"><text:span text:style-name="T172_1">Class</text:span></text:p>
                </table:table-cell>
                <table:table-cell table:style-name="Cell89">
                  <text:p text:style-name="P173"><text:span text:style-name="T173_1">Method</text:span><text:span text:style-name="T173_2"><text:s/>0</text:span></text:p>
                </table:table-cell>
                <table:table-cell table:style-name="Cell90">
                  <text:p text:style-name="P174"><text:span text:style-name="T174_1">Method</text:span><text:span text:style-name="T174_2"><text:s/>1</text:span></text:p>
                </table:table-cell>
                <table:table-cell table:style-name="Cell91">
                  <text:p text:style-name="P175"><text:span text:style-name="T175_1">Method</text:span><text:span text:style-name="T175_2"><text:s/>2</text:span></text:p>
                </table:table-cell>
                <table:table-cell table:style-name="Cell92">
                  <text:p text:style-name="P176"><text:span text:style-name="T176_1">Method</text:span><text:span text:style-name="T176_2"><text:s/>3</text:span></text:p>
                </table:table-cell>
              </table:table-row>
              <table:table-row table:style-name="Row33">
                <table:table-cell table:style-name="Cell93">
                  <text:p text:style-name="P177"><text:span text:style-name="T177_1">MyQuizClass</text:span><text:span text:style-name="T177_2">1</text:span></text:p>
                </table:table-cell>
                <table:table-cell table:style-name="Cell94">
                  <text:p text:style-name="P178"><text:span text:style-name="T178_1">Constructor</text:span></text:p>
                </table:table-cell>
                <table:table-cell table:style-name="Cell95">
                  <text:p text:style-name="P179"><text:span text:style-name="T179_1">build</text:span></text:p>
                </table:table-cell>
                <table:table-cell table:style-name="Cell96">
                  <text:p text:style-name="P180"/>
                </table:table-cell>
                <table:table-cell table:style-name="Cell97">
                  <text:p text:style-name="P181"/>
                </table:table-cell>
              </table:table-row>
              <table:table-row table:style-name="Row34">
                <table:table-cell table:style-name="Cell98">
                  <text:p text:style-name="P182"/>
                </table:table-cell>
                <table:table-cell table:style-name="Cell99">
                  <text:p text:style-name="P183"/>
                </table:table-cell>
                <table:table-cell table:style-name="Cell100">
                  <text:p text:style-name="P184"/>
                </table:table-cell>
                <table:table-cell table:style-name="Cell101">
                  <text:p text:style-name="P185"/>
                </table:table-cell>
                <table:table-cell table:style-name="Cell102">
                  <text:p text:style-name="P186"/>
                </table:table-cell>
              </table:table-row>
              <table:table-row table:style-name="Row35">
                <table:table-cell table:style-name="Cell103">
                  <text:p text:style-name="P187"/>
                </table:table-cell>
                <table:table-cell table:style-name="Cell104">
                  <text:p text:style-name="P188"/>
                </table:table-cell>
                <table:table-cell table:style-name="Cell105">
                  <text:p text:style-name="P189"/>
                </table:table-cell>
                <table:table-cell table:style-name="Cell106">
                  <text:p text:style-name="P190"/>
                </table:table-cell>
                <table:table-cell table:style-name="Cell107">
                  <text:p text:style-name="P191"/>
                </table:table-cell>
              </table:table-row>
            </table:table>
            <text:p text:style-name="P192"/>
            <text:p text:style-name="P193"/>
            <table:table table:style-name="Table12">
              <table:table-column table:style-name="Column34"/>
              <table:table-column table:style-name="Column35"/>
              <table:table-column table:style-name="Column36"/>
              <table:table-column table:style-name="Column37"/>
              <table:table-column table:style-name="Column38"/>
              <table:table-row table:style-name="Row36">
                <table:table-cell table:style-name="Cell108">
                  <text:p text:style-name="P194"><text:span text:style-name="T194_1">Object</text:span></text:p>
                </table:table-cell>
                <table:table-cell table:style-name="Cell109">
                  <text:p text:style-name="P195"><text:span text:style-name="T195_1">Blueprint</text:span><text:span text:style-name="T195_2"><text:s/>1</text:span></text:p>
                </table:table-cell>
                <table:table-cell table:style-name="Cell110">
                  <text:p text:style-name="P196"><text:span text:style-name="T196_1">question</text:span><text:span text:style-name="T196_2">3</text:span></text:p>
                </table:table-cell>
                <table:table-cell table:style-name="Cell111">
                  <text:p text:style-name="P197"/>
                </table:table-cell>
                <table:table-cell table:style-name="Cell112">
                  <text:p text:style-name="P198"/>
                </table:table-cell>
              </table:table-row>
              <table:table-row table:style-name="Row37">
                <table:table-cell table:style-name="Cell113">
                  <text:p text:style-name="P199"><text:span text:style-name="T199_1">myQuizClass</text:span><text:span text:style-name="T199_2">1</text:span></text:p>
                </table:table-cell>
                <table:table-cell table:style-name="Cell114">
                  <text:p text:style-name="P200"><text:span text:style-name="T200_1">MyMinecraftHouse</text:span></text:p>
                </table:table-cell>
                <table:table-cell table:style-name="Cell115">
                  <text:p text:style-name="P201"><text:span text:style-name="T201_1">3</text:span></text:p>
                </table:table-cell>
                <table:table-cell table:style-name="Cell116">
                  <text:p text:style-name="P202"/>
                </table:table-cell>
                <table:table-cell table:style-name="Cell117">
                  <text:p text:style-name="P203"/>
                </table:table-cell>
              </table:table-row>
            </table:table>
            <text:p text:style-name="P204"/>
            <text:p text:style-name="P205"/>
            <text:p text:style-name="P206"/>
            <text:p text:style-name="P207"><text:span text:style-name="T207_1">Type</text:span><text:span text:style-name="T207_2"><text:s/></text:span><text:span text:style-name="T207_3">in</text:span><text:span text:style-name="T207_4"><text:s/></text:span><text:span text:style-name="T207_5">A</text:span><text:span text:style-name="T207_6"><text:s/></text:span><text:span text:style-name="T207_7">if</text:span><text:span text:style-name="T207_8"><text:s/></text:span><text:span text:style-name="T207_9">you</text:span><text:span text:style-name="T207_10"><text:s/></text:span><text:span text:style-name="T207_11">think</text:span><text:span text:style-name="T207_12"><text:s/></text:span><text:span text:style-name="T207_13">A</text:span><text:span text:style-name="T207_14"><text:s/></text:span><text:span text:style-name="T207_15">is</text:span><text:span text:style-name="T207_16"><text:s/></text:span><text:span text:style-name="T207_17">the</text:span><text:span text:style-name="T207_18"><text:s/></text:span><text:span text:style-name="T207_19">correct</text:span><text:span text:style-name="T207_20"><text:s/></text:span><text:span text:style-name="T207_21">answer</text:span></text:p>
            <text:p text:style-name="P208"><text:span text:style-name="T208_1">Type</text:span><text:span text:style-name="T208_2"><text:s/></text:span><text:span text:style-name="T208_3">in</text:span><text:span text:style-name="T208_4"><text:s/></text:span><text:span text:style-name="T208_5">B</text:span><text:span text:style-name="T208_6"><text:s/></text:span><text:span text:style-name="T208_7">if</text:span><text:span text:style-name="T208_8"><text:s/></text:span><text:span text:style-name="T208_9">you</text:span><text:span text:style-name="T208_10"><text:s/></text:span><text:span text:style-name="T208_11">think</text:span><text:span text:style-name="T208_12"><text:s/></text:span><text:span text:style-name="T208_13">B</text:span><text:span text:style-name="T208_14"><text:s/></text:span><text:span text:style-name="T208_15">is</text:span><text:span text:style-name="T208_16"><text:s/></text:span><text:span text:style-name="T208_17">the</text:span><text:span text:style-name="T208_18"><text:s/></text:span><text:span text:style-name="T208_19">correct</text:span><text:span text:style-name="T208_20"><text:s/></text:span><text:span text:style-name="T208_21">answer</text:span></text:p>
            <text:p text:style-name="P209"><text:span text:style-name="T209_1">Type</text:span><text:span text:style-name="T209_2"><text:s/></text:span><text:span text:style-name="T209_3">in</text:span><text:span text:style-name="T209_4"><text:s/></text:span><text:span text:style-name="T209_5">C</text:span><text:span text:style-name="T209_6"><text:s/></text:span><text:span text:style-name="T209_7">if</text:span><text:span text:style-name="T209_8"><text:s/></text:span><text:span text:style-name="T209_9">you</text:span><text:span text:style-name="T209_10"><text:s/></text:span><text:span text:style-name="T209_11">think</text:span><text:span text:style-name="T209_12"><text:s/></text:span><text:span text:style-name="T209_13">C</text:span><text:span text:style-name="T209_14"><text:s/></text:span><text:span text:style-name="T209_15">is</text:span><text:span text:style-name="T209_16"><text:s/></text:span><text:span text:style-name="T209_17">the</text:span><text:span text:style-name="T209_18"><text:s/></text:span><text:span text:style-name="T209_19">correct</text:span><text:span text:style-name="T209_20"><text:s/></text:span><text:span text:style-name="T209_21">answer</text:span></text:p>
            <text:p text:style-name="P210"/>
            <text:p text:style-name="P211"><text:span text:style-name="T211_1">Indicate</text:span><text:span text:style-name="T211_2"><text:s/></text:span><text:span text:style-name="T211_3">your</text:span><text:span text:style-name="T211_4"><text:s/></text:span><text:span text:style-name="T211_5">answer</text:span><text:span text:style-name="T211_6"><text:s/></text:span><text:span text:style-name="T211_7">in</text:span><text:span text:style-name="T211_8"><text:s/></text:span><text:span text:style-name="T211_9">the</text:span><text:span text:style-name="T211_10"><text:s/></text:span><text:span text:style-name="T211_11">Answer</text:span><text:span text:style-name="T211_12"><text:s/></text:span><text:span text:style-name="T211_13">Box</text:span><text:span text:style-name="T211_14"><text:s/></text:span><text:span text:style-name="T211_15">below</text:span><text:span text:style-name="T211_16">.</text:span></text:p>
          </table:table-cell>
        </table:table-row>
        <table:table-row table:style-name="Row38">
          <table:table-cell table:style-name="Cell118">
            <text:p text:style-name="P212"><text:span text:style-name="T212_1">Answer</text:span></text:p>
          </table:table-cell>
        </table:table-row>
        <table:table-row table:style-name="Row39">
          <table:table-cell table:style-name="Cell119">
            <text:p text:style-name="P213"/>
            <text:p text:style-name="P214"/>
            <text:p text:style-name="P215"/>
            <text:p text:style-name="P216"/>
            <text:p text:style-name="P217"/>
          </table:table-cell>
        </table:table-row>
      </table:table>
      <text:p text:style-name="P218"/>
      <text:p text:style-name="P219"/>
      <text:p text:style-name="P220"/>
      <table:table table:style-name="Table13">
        <table:table-column table:style-name="Column39"/>
        <table:table-row table:style-name="Row40">
          <table:table-cell table:style-name="Cell120">
            <text:p text:style-name="P221"><text:span text:style-name="T221_1">Question</text:span><text:span text:style-name="T221_2"><text:s/>4</text:span></text:p>
          </table:table-cell>
        </table:table-row>
        <table:table-row table:style-name="Row41">
          <table:table-cell table:style-name="Cell121">
            <text:p text:style-name="P222"><text:span text:style-name="T222_1">A</text:span><text:span text:style-name="T222_2"><text:s/></text:span><text:span text:style-name="T222_3">student</text:span><text:span text:style-name="T222_4"><text:s/></text:span><text:span text:style-name="T222_5">wants</text:span><text:span text:style-name="T222_6"><text:s/></text:span><text:span text:style-name="T222_7">to</text:span><text:span text:style-name="T222_8"><text:s/></text:span><text:span text:style-name="T222_9">add</text:span><text:span text:style-name="T222_10"><text:s/></text:span><text:span text:style-name="T222_11">a</text:span><text:span text:style-name="T222_12"><text:s/></text:span><text:span text:style-name="T222_13">field</text:span><text:span text:style-name="T222_14"><text:s/></text:span><text:span text:style-name="T222_15">to</text:span><text:span text:style-name="T222_16"><text:s/></text:span><text:span text:style-name="T222_17">the</text:span><text:span text:style-name="T222_18"><text:s/></text:span><text:span text:style-name="T222_19">class</text:span><text:span text:style-name="T222_20"><text:s/></text:span><text:span text:style-name="T222_21">MyQuiz</text:span><text:span text:style-name="T222_22">4</text:span><text:span text:style-name="T222_23">Class</text:span><text:span text:style-name="T222_24">1.<text:s/></text:span><text:span text:style-name="T222_25">The</text:span><text:span text:style-name="T222_26"><text:s/></text:span><text:span text:style-name="T222_27">field</text:span><text:span text:style-name="T222_28"><text:s/></text:span><text:span text:style-name="T222_29">name</text:span><text:span text:style-name="T222_30"><text:s/></text:span><text:span text:style-name="T222_31">is</text:span><text:span text:style-name="T222_32"><text:s/>“</text:span><text:span text:style-name="T222_33">question</text:span><text:span text:style-name="T222_34">4”<text:s/></text:span><text:span text:style-name="T222_35">and</text:span><text:span text:style-name="T222_36"><text:s/></text:span><text:span text:style-name="T222_37">is</text:span><text:span text:style-name="T222_38"><text:s/></text:span><text:span text:style-name="T222_39">of</text:span><text:span text:style-name="T222_40"><text:s/></text:span><text:span text:style-name="T222_41">datatype</text:span><text:span text:style-name="T222_42"><text:s/></text:span><text:span text:style-name="T222_43">int</text:span><text:span text:style-name="T222_44">.<text:s/></text:span><text:span text:style-name="T222_45">The</text:span><text:span text:style-name="T222_46"><text:s/></text:span><text:span text:style-name="T222_47">field</text:span><text:span text:style-name="T222_48"><text:s/></text:span><text:span text:style-name="T222_49">is</text:span><text:span text:style-name="T222_50"><text:s/></text:span><text:span text:style-name="T222_51">not</text:span><text:span text:style-name="T222_52"><text:s/></text:span><text:span text:style-name="T222_53">static</text:span><text:span text:style-name="T222_54">.<text:s/></text:span><text:span text:style-name="T222_55">The</text:span><text:span text:style-name="T222_56"><text:s/></text:span><text:span text:style-name="T222_57">field</text:span><text:span text:style-name="T222_58"><text:s/></text:span><text:span text:style-name="T222_59">should</text:span><text:span text:style-name="T222_60"><text:s/></text:span><text:span text:style-name="T222_61">have</text:span><text:span text:style-name="T222_62"><text:s/></text:span><text:span text:style-name="T222_63">public</text:span><text:span text:style-name="T222_64"><text:s/></text:span><text:span text:style-name="T222_65">access</text:span><text:span text:style-name="T222_66">.<text:s/></text:span></text:p>
            <text:p text:style-name="P223"/>
            <text:p text:style-name="P224"><text:span text:style-name="T224_1">The</text:span><text:span text:style-name="T224_2"><text:s/></text:span><text:span text:style-name="T224_3">student</text:span><text:span text:style-name="T224_4"><text:s/></text:span><text:span text:style-name="T224_5">then</text:span><text:span text:style-name="T224_6"><text:s/></text:span><text:span text:style-name="T224_7">types</text:span><text:span text:style-name="T224_8"><text:s/></text:span><text:span text:style-name="T224_9">in</text:span><text:span text:style-name="T224_10"><text:s/></text:span><text:span text:style-name="T224_11">the</text:span><text:span text:style-name="T224_12"><text:s/></text:span><text:span text:style-name="T224_13">following</text:span><text:span text:style-name="T224_14"><text:s/></text:span><text:span text:style-name="T224_15">code</text:span><text:span text:style-name="T224_16"><text:s/></text:span><text:span text:style-name="T224_17">in</text:span><text:span text:style-name="T224_18"><text:s/></text:span><text:span text:style-name="T224_19">the</text:span><text:span text:style-name="T224_20"><text:s/></text:span><text:span text:style-name="T224_21">main</text:span><text:span text:style-name="T224_22"><text:s/></text:span><text:span text:style-name="T224_23">method</text:span><text:span text:style-name="T224_24"><text:s/></text:span><text:span text:style-name="T224_25">of</text:span><text:span text:style-name="T224_26"><text:s/></text:span><text:span text:style-name="T224_27">the</text:span><text:span text:style-name="T224_28"><text:s/></text:span><text:span text:style-name="T224_29">program</text:span></text:p>
            <text:p text:style-name="P225"/>
            <text:p text:style-name="P226"/>
            <table:table table:style-name="Table14">
              <table:table-column table:style-name="Column40"/>
              <table:table-row table:style-name="Row42">
                <table:table-cell table:style-name="Cell122">
                  <text:p text:style-name="P227"><text:span text:style-name="T227_1">String</text:span><text:span text:style-name="T227_2"><text:s/></text:span><text:span text:style-name="T227_3">value</text:span><text:span text:style-name="T227_4"><text:s/>=<text:s/></text:span><text:span text:style-name="T227_5">MyQuiz</text:span><text:span text:style-name="T227_6">4</text:span><text:span text:style-name="T227_7">Class</text:span><text:span text:style-name="T227_8">1.</text:span><text:span text:style-name="T227_9">question</text:span><text:span text:style-name="T227_10">4;</text:span></text:p>
                  <text:p text:style-name="P228"><text:span text:style-name="T228_1">System</text:span><text:span text:style-name="T228_2">.</text:span><text:span text:style-name="T228_3">out</text:span><text:span text:style-name="T228_4">.</text:span><text:span text:style-name="T228_5">println</text:span><text:span text:style-name="T228_6">(</text:span><text:span text:style-name="T228_7">value</text:span><text:span text:style-name="T228_8">)</text:span></text:p>
                </table:table-cell>
              </table:table-row>
            </table:table>
            <text:p text:style-name="P229"/>
            <text:p text:style-name="P230"><text:span text:style-name="T230_1">What</text:span><text:span text:style-name="T230_2"><text:s/></text:span><text:span text:style-name="T230_3">will</text:span><text:span text:style-name="T230_4"><text:s/></text:span><text:span text:style-name="T230_5">happen</text:span><text:span text:style-name="T230_6"><text:s/></text:span><text:span text:style-name="T230_7">when</text:span><text:span text:style-name="T230_8"><text:s/></text:span><text:span text:style-name="T230_9">the</text:span><text:span text:style-name="T230_10"><text:s/></text:span><text:span text:style-name="T230_11">student</text:span><text:span text:style-name="T230_12"><text:s/></text:span><text:span text:style-name="T230_13">tries</text:span><text:span text:style-name="T230_14"><text:s/></text:span><text:span text:style-name="T230_15">to</text:span><text:span text:style-name="T230_16"><text:s/></text:span><text:span text:style-name="T230_17">the</text:span><text:span text:style-name="T230_18"><text:s/></text:span><text:span text:style-name="T230_19">run</text:span><text:span text:style-name="T230_20"><text:s/></text:span><text:span text:style-name="T230_21">the</text:span><text:span text:style-name="T230_22"><text:s/></text:span><text:span text:style-name="T230_23">program</text:span></text:p>
            <text:p text:style-name="P231"/>
            <text:list text:style-name="LS1" xml:id="list0">
              <text:list-item>
                <text:p text:style-name="P232"><text:span text:style-name="T232_1">The</text:span><text:span text:style-name="T232_2"><text:s/></text:span><text:span text:style-name="T232_3">student</text:span><text:span text:style-name="T232_4"><text:s/></text:span><text:span text:style-name="T232_5">won</text:span><text:span text:style-name="T232_6">’</text:span><text:span text:style-name="T232_7">t</text:span><text:span text:style-name="T232_8"><text:s/></text:span><text:span text:style-name="T232_9">be</text:span><text:span text:style-name="T232_10"><text:s/></text:span><text:span text:style-name="T232_11">able</text:span><text:span text:style-name="T232_12"><text:s/></text:span><text:span text:style-name="T232_13">to</text:span><text:span text:style-name="T232_14"><text:s/></text:span><text:span text:style-name="T232_15">compile</text:span><text:span text:style-name="T232_16"><text:s/></text:span><text:span text:style-name="T232_17">or</text:span><text:span text:style-name="T232_18"><text:s/></text:span><text:span text:style-name="T232_19">the</text:span><text:span text:style-name="T232_20"><text:s/></text:span><text:span text:style-name="T232_21">run</text:span><text:span text:style-name="T232_22"><text:s/></text:span><text:span text:style-name="T232_23">the</text:span><text:span text:style-name="T232_24"><text:s/></text:span><text:span text:style-name="T232_25">program</text:span></text:p>
              </text:list-item>
              <text:list-item>
                <text:p text:style-name="P233"><text:span text:style-name="T233_1">The</text:span><text:span text:style-name="T233_2"><text:s/></text:span><text:span text:style-name="T233_3">student</text:span><text:span text:style-name="T233_4"><text:s/></text:span><text:span text:style-name="T233_5">will</text:span><text:span text:style-name="T233_6"><text:s/></text:span><text:span text:style-name="T233_7">be</text:span><text:span text:style-name="T233_8"><text:s/></text:span><text:span text:style-name="T233_9">able</text:span><text:span text:style-name="T233_10"><text:s/></text:span><text:span text:style-name="T233_11">to</text:span><text:span text:style-name="T233_12"><text:s/></text:span><text:span text:style-name="T233_13">compile</text:span><text:span text:style-name="T233_14"><text:s/></text:span><text:span text:style-name="T233_15">and</text:span><text:span text:style-name="T233_16"><text:s/></text:span><text:span text:style-name="T233_17">run</text:span><text:span text:style-name="T233_18"><text:s/></text:span><text:span text:style-name="T233_19">the</text:span><text:span text:style-name="T233_20"><text:s/></text:span><text:span text:style-name="T233_21">program</text:span><text:span text:style-name="T233_22">.<text:s/></text:span><text:span text:style-name="T233_23">The</text:span><text:span text:style-name="T233_24"><text:s/></text:span><text:span text:style-name="T233_25">output</text:span><text:span text:style-name="T233_26"><text:s/></text:span><text:span text:style-name="T233_27">will</text:span><text:span text:style-name="T233_28"><text:s/></text:span><text:span text:style-name="T233_29">be</text:span><text:span text:style-name="T233_30"><text:s/></text:span><text:span text:style-name="T233_31">null</text:span><text:span text:style-name="T233_32">.</text:span></text:p>
              </text:list-item>
              <text:list-item>
                <text:p text:style-name="P234"><text:span text:style-name="T234_1">The</text:span><text:span text:style-name="T234_2"><text:s/></text:span><text:span text:style-name="T234_3">student</text:span><text:span text:style-name="T234_4"><text:s/></text:span><text:span text:style-name="T234_5">will</text:span><text:span text:style-name="T234_6"><text:s/></text:span><text:span text:style-name="T234_7">be</text:span><text:span text:style-name="T234_8"><text:s/></text:span><text:span text:style-name="T234_9">able</text:span><text:span text:style-name="T234_10"><text:s/></text:span><text:span text:style-name="T234_11">to</text:span><text:span text:style-name="T234_12"><text:s/></text:span><text:span text:style-name="T234_13">compile</text:span><text:span text:style-name="T234_14"><text:s/></text:span><text:span text:style-name="T234_15">and</text:span><text:span text:style-name="T234_16"><text:s/></text:span><text:span text:style-name="T234_17">run</text:span><text:span text:style-name="T234_18"><text:s/></text:span><text:span text:style-name="T234_19">the</text:span><text:span text:style-name="T234_20"><text:s/></text:span><text:span text:style-name="T234_21">program</text:span><text:span text:style-name="T234_22">.<text:s/></text:span><text:span text:style-name="T234_23">The</text:span><text:span text:style-name="T234_24"><text:s/></text:span><text:span text:style-name="T234_25">output</text:span><text:span text:style-name="T234_26"><text:s/></text:span><text:span text:style-name="T234_27">will</text:span><text:span text:style-name="T234_28"><text:s/></text:span><text:span text:style-name="T234_29">be</text:span><text:span text:style-name="T234_30"><text:s/>0.</text:span></text:p>
              </text:list-item>
            </text:list>
            <text:p text:style-name="P235"/>
            <text:p text:style-name="P236"><text:span text:style-name="T236_1">Which</text:span><text:span text:style-name="T236_2"><text:s/></text:span><text:span text:style-name="T236_3">of</text:span><text:span text:style-name="T236_4"><text:s/></text:span><text:span text:style-name="T236_5">the</text:span><text:span text:style-name="T236_6"><text:s/></text:span><text:span text:style-name="T236_7">following</text:span><text:span text:style-name="T236_8"><text:s/></text:span><text:span text:style-name="T236_9">is</text:span><text:span text:style-name="T236_10"><text:s/></text:span><text:span text:style-name="T236_11">the</text:span><text:span text:style-name="T236_12"><text:s/></text:span><text:span text:style-name="T236_13">right</text:span><text:span text:style-name="T236_14"><text:s/></text:span><text:span text:style-name="T236_15">way</text:span><text:span text:style-name="T236_16"><text:s/></text:span><text:span text:style-name="T236_17">to</text:span><text:span text:style-name="T236_18"><text:s/></text:span><text:span text:style-name="T236_19">do</text:span><text:span text:style-name="T236_20"><text:s/></text:span><text:span text:style-name="T236_21">it</text:span><text:span text:style-name="T236_22">.</text:span></text:p>
            <text:p text:style-name="P237"/>
            <text:p text:style-name="P238"><text:span text:style-name="T238_1">Type</text:span><text:span text:style-name="T238_2"><text:s/></text:span><text:span text:style-name="T238_3">in</text:span><text:span text:style-name="T238_4"><text:s/></text:span><text:span text:style-name="T238_5">the</text:span><text:span text:style-name="T238_6"><text:s/></text:span><text:span text:style-name="T238_7">choice</text:span><text:span text:style-name="T238_8"><text:s/></text:span><text:span text:style-name="T238_9">below</text:span><text:span text:style-name="T238_10">.</text:span></text:p>
            <text:p text:style-name="P239"/>
            <text:p text:style-name="P240"><text:span text:style-name="T240_1">Type</text:span><text:span text:style-name="T240_2"><text:s/></text:span><text:span text:style-name="T240_3">in</text:span><text:span text:style-name="T240_4"><text:s/>1<text:s/></text:span><text:span text:style-name="T240_5">if</text:span><text:span text:style-name="T240_6"><text:s/></text:span><text:span text:style-name="T240_7">you</text:span><text:span text:style-name="T240_8"><text:s/></text:span><text:span text:style-name="T240_9">think</text:span><text:span text:style-name="T240_10"><text:s/>1<text:s/></text:span><text:span text:style-name="T240_11">is</text:span><text:span text:style-name="T240_12"><text:s/></text:span><text:span text:style-name="T240_13">the</text:span><text:span text:style-name="T240_14"><text:s/></text:span><text:span text:style-name="T240_15">correct</text:span><text:span text:style-name="T240_16"><text:s/></text:span><text:span text:style-name="T240_17">answer</text:span><text:span text:style-name="T240_18">.</text:span></text:p>
            <text:p text:style-name="P241"><text:span text:style-name="T241_1">Type</text:span><text:span text:style-name="T241_2"><text:s/></text:span><text:span text:style-name="T241_3">in</text:span><text:span text:style-name="T241_4"><text:s/>2<text:s/></text:span><text:span text:style-name="T241_5">if</text:span><text:span text:style-name="T241_6"><text:s/></text:span><text:span text:style-name="T241_7">you</text:span><text:span text:style-name="T241_8"><text:s/></text:span><text:span text:style-name="T241_9">think</text:span><text:span text:style-name="T241_10"><text:s/>2<text:s/></text:span><text:span text:style-name="T241_11">is</text:span><text:span text:style-name="T241_12"><text:s/></text:span><text:span text:style-name="T241_13">the</text:span><text:span text:style-name="T241_14"><text:s/></text:span><text:span text:style-name="T241_15">correct</text:span><text:span text:style-name="T241_16"><text:s/></text:span><text:span text:style-name="T241_17">answer</text:span><text:span text:style-name="T241_18">.</text:span></text:p>
            <text:p text:style-name="P242"><text:span text:style-name="T242_1">Type</text:span><text:span text:style-name="T242_2"><text:s/></text:span><text:span text:style-name="T242_3">in</text:span><text:span text:style-name="T242_4"><text:s/>3<text:s/></text:span><text:span text:style-name="T242_5">if</text:span><text:span text:style-name="T242_6"><text:s/></text:span><text:span text:style-name="T242_7">you</text:span><text:span text:style-name="T242_8"><text:s/></text:span><text:span text:style-name="T242_9">think</text:span><text:span text:style-name="T242_10"><text:s/>3<text:s/></text:span><text:span text:style-name="T242_11">is</text:span><text:span text:style-name="T242_12"><text:s/></text:span><text:span text:style-name="T242_13">the</text:span><text:span text:style-name="T242_14"><text:s/></text:span><text:span text:style-name="T242_15">correct</text:span><text:span text:style-name="T242_16"><text:s/></text:span><text:span text:style-name="T242_17">answer</text:span><text:span text:style-name="T242_18">.</text:span></text:p>
            <text:p text:style-name="P243"/>
            <text:p text:style-name="P244"><text:span text:style-name="T244_1">Indicate</text:span><text:span text:style-name="T244_2"><text:s/></text:span><text:span text:style-name="T244_3">your</text:span><text:span text:style-name="T244_4"><text:s/></text:span><text:span text:style-name="T244_5">answer</text:span><text:span text:style-name="T244_6"><text:s/></text:span><text:span text:style-name="T244_7">in</text:span><text:span text:style-name="T244_8"><text:s/></text:span><text:span text:style-name="T244_9">the</text:span><text:span text:style-name="T244_10"><text:s/></text:span><text:span text:style-name="T244_11">Answer</text:span><text:span text:style-name="T244_12"><text:s/></text:span><text:span text:style-name="T244_13">Box</text:span><text:span text:style-name="T244_14"><text:s/></text:span><text:span text:style-name="T244_15">below</text:span><text:span text:style-name="T244_16">.</text:span></text:p>
          </table:table-cell>
        </table:table-row>
        <table:table-row table:style-name="Row43">
          <table:table-cell table:style-name="Cell123">
            <text:p text:style-name="P245"><text:span text:style-name="T245_1">Answer</text:span></text:p>
          </table:table-cell>
        </table:table-row>
        <table:table-row table:style-name="Row44">
          <table:table-cell table:style-name="Cell124">
            <text:p text:style-name="P246"/>
            <text:p text:style-name="P247"/>
            <text:p text:style-name="P248"/>
            <text:p text:style-name="P249"/>
            <text:p text:style-name="P250"/>
          </table:table-cell>
        </table:table-row>
      </table:table>
      <text:p text:style-name="P251"/>
      <text:p text:style-name="P252"/>
      <text:p text:style-name="P253"/>
      <text:p text:style-name="P254"/>
      <text:p text:style-name="P2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